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2f534d" officeooo:paragraph-rsid="005628df" style:font-size-asian="14pt" style:font-size-complex="14pt"/>
    </style:style>
    <style:style style:name="P4" style:family="paragraph" style:parent-style-name="Standard">
      <style:text-properties fo:font-size="14pt" officeooo:rsid="005628df" officeooo:paragraph-rsid="005628df" style:font-size-asian="14pt" style:font-size-complex="14pt"/>
    </style:style>
    <style:style style:name="P5" style:family="paragraph" style:parent-style-name="Standard">
      <style:text-properties fo:font-size="14pt" officeooo:rsid="0057deb5" officeooo:paragraph-rsid="0057deb5" style:font-size-asian="14pt" style:font-size-complex="14pt"/>
    </style:style>
    <style:style style:name="P6" style:family="paragraph" style:parent-style-name="Standard">
      <style:text-properties fo:font-size="14pt" officeooo:rsid="0059191f" officeooo:paragraph-rsid="0059191f" style:font-size-asian="14pt" style:font-size-complex="14pt"/>
    </style:style>
    <style:style style:name="P7" style:family="paragraph" style:parent-style-name="Standard">
      <style:text-properties fo:font-size="14pt" officeooo:paragraph-rsid="0059191f" style:font-size-asian="14pt" style:font-size-complex="14pt"/>
    </style:style>
    <style:style style:name="P8" style:family="paragraph" style:parent-style-name="Standard">
      <style:text-properties fo:font-size="14pt" officeooo:rsid="00599361" officeooo:paragraph-rsid="00599361" style:font-size-asian="14pt" style:font-size-complex="14pt"/>
    </style:style>
    <style:style style:name="P9" style:family="paragraph" style:parent-style-name="Standard">
      <style:text-properties fo:font-size="14pt" officeooo:rsid="005abd02" officeooo:paragraph-rsid="005abd02" style:font-size-asian="14pt" style:font-size-complex="14pt"/>
    </style:style>
    <style:style style:name="P10" style:family="paragraph" style:parent-style-name="Standard">
      <style:text-properties fo:font-size="14pt" officeooo:rsid="005c2193" officeooo:paragraph-rsid="005c2193" style:font-size-asian="14pt" style:font-size-complex="14pt"/>
    </style:style>
    <style:style style:name="P11" style:family="paragraph" style:parent-style-name="Standard">
      <style:text-properties fo:font-size="14pt" fo:font-weight="bold" officeooo:rsid="00599361" officeooo:paragraph-rsid="005abd02" style:font-size-asian="14pt" style:font-weight-asian="bold" style:font-size-complex="14pt" style:font-weight-complex="bold"/>
    </style:style>
    <style:style style:name="P12" style:family="paragraph" style:parent-style-name="Standard">
      <style:text-properties fo:font-size="14pt" fo:font-weight="bold" officeooo:rsid="005abd02" officeooo:paragraph-rsid="005abd02" style:font-size-asian="14pt" style:font-weight-asian="bold" style:font-size-complex="14pt" style:font-weight-complex="bold"/>
    </style:style>
    <style:style style:name="P13" style:family="paragraph" style:parent-style-name="Standard">
      <style:text-properties fo:font-size="14pt" fo:font-weight="bold" officeooo:rsid="005b36e8" officeooo:paragraph-rsid="005b36e8" style:font-size-asian="14pt" style:font-weight-asian="bold" style:font-size-complex="14pt" style:font-weight-complex="bold"/>
    </style:style>
    <style:style style:name="P14" style:family="paragraph" style:parent-style-name="Standard">
      <style:text-properties fo:font-size="14pt" style:text-underline-style="none" officeooo:rsid="0059191f" officeooo:paragraph-rsid="0059191f" style:font-size-asian="14pt" style:font-size-complex="14pt"/>
    </style:style>
    <style:style style:name="P15" style:family="paragraph" style:parent-style-name="Standard">
      <style:text-properties fo:font-size="14pt" style:text-underline-style="none" fo:font-weight="bold" officeooo:rsid="00599361" officeooo:paragraph-rsid="005abd02" style:font-size-asian="14pt" style:font-weight-asian="bold" style:font-size-complex="14pt" style:font-weight-complex="bold"/>
    </style:style>
    <style:style style:name="P16" style:family="paragraph" style:parent-style-name="Standard">
      <style:text-properties fo:font-size="14pt" style:text-underline-style="none" fo:font-weight="bold" officeooo:rsid="00599361" officeooo:paragraph-rsid="00599361" style:font-size-asian="14pt" style:font-weight-asian="bold" style:font-size-complex="14pt" style:font-weight-complex="bold"/>
    </style:style>
    <style:style style:name="P17" style:family="paragraph" style:parent-style-name="Standard">
      <style:text-properties fo:font-size="14pt" style:text-underline-style="none" fo:font-weight="normal" officeooo:rsid="005abd02" officeooo:paragraph-rsid="005abd02"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9" style:family="paragraph" style:parent-style-name="Standard">
      <style:paragraph-properties fo:text-align="center" style:justify-single-word="false"/>
      <style:text-properties fo:font-size="32pt" fo:font-weight="bold" officeooo:rsid="0029f6d8" officeooo:paragraph-rsid="0029f6d8" style:font-size-asian="32pt" style:font-weight-asian="bold" style:font-size-complex="32pt" style:font-weight-complex="bold"/>
    </style:style>
    <style:style style:name="P20" style:family="paragraph" style:parent-style-name="Standard">
      <style:paragraph-properties fo:text-align="center" style:justify-single-word="false"/>
      <style:text-properties fo:font-size="32pt" style:font-size-asian="32pt" style:font-size-complex="32pt"/>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059191f" style:font-size-asian="20pt" style:font-weight-asian="bold" style:font-size-complex="20pt" style:font-weight-complex="bold"/>
    </style:style>
    <style:style style:name="P23" style:family="paragraph" style:parent-style-name="Standard">
      <style:text-properties fo:font-size="14pt" officeooo:rsid="0059191f" officeooo:paragraph-rsid="0059191f" style:font-size-asian="14pt" style:font-size-complex="14pt"/>
    </style:style>
    <style:style style:name="P24" style:family="paragraph" style:parent-style-name="Standard">
      <style:text-properties fo:font-size="14pt" officeooo:rsid="0059191f" officeooo:paragraph-rsid="005db911" style:font-size-asian="14pt" style:font-size-complex="14pt"/>
    </style:style>
    <style:style style:name="P25" style:family="paragraph" style:parent-style-name="Standard">
      <style:text-properties fo:font-size="14pt" fo:font-weight="bold" officeooo:rsid="005b36e8" officeooo:paragraph-rsid="005b36e8" style:font-size-asian="14pt" style:font-weight-asian="bold" style:font-size-complex="14pt" style:font-weight-complex="bold"/>
    </style:style>
    <style:style style:name="P26" style:family="paragraph" style:parent-style-name="Standard">
      <style:text-properties fo:font-size="14pt" fo:font-weight="bold" officeooo:rsid="005db911" officeooo:paragraph-rsid="005db911"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599361" style:font-weight-asian="bold" style:font-weight-complex="bold"/>
    </style:style>
    <style:style style:name="T3" style:family="text">
      <style:text-properties officeooo:rsid="005628df"/>
    </style:style>
    <style:style style:name="T4" style:family="text">
      <style:text-properties officeooo:rsid="0059191f"/>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5b36e8" style:font-weight-asian="normal" style:font-weight-complex="normal"/>
    </style:style>
    <style:style style:name="T8" style:family="text">
      <style:text-properties style:text-underline-style="none" fo:font-weight="normal" officeooo:rsid="005db911" style:font-weight-asian="normal" style:font-weight-complex="normal"/>
    </style:style>
    <style:style style:name="T9" style:family="text">
      <style:text-properties style:text-underline-style="none" officeooo:rsid="005abd02"/>
    </style:style>
    <style:style style:name="T10" style:family="text">
      <style:text-properties style:text-underline-style="none" officeooo:rsid="00599361"/>
    </style:style>
    <style:style style:name="T11" style:family="text">
      <style:text-properties style:text-underline-style="none" officeooo:rsid="005db911"/>
    </style:style>
    <style:style style:name="T12" style:family="text">
      <style:text-properties style:text-underline-style="none" fo:font-weight="bold" officeooo:rsid="005db911"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officeooo:rsid="005db911"/>
    </style:style>
    <style:style style:name="T16" style:family="text">
      <style:text-properties officeooo:rsid="00599361"/>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officeooo:rsid="005ccc1b"/>
    </style:style>
    <style:style style:name="T19" style:family="text">
      <style:text-properties officeooo:rsid="005d48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eataxe-64</text:p>
      <text:p text:style-name="P19">Working with Polynomials</text:p>
      <text:p text:style-name="P20">Richard Parker <text:span text:style-name="T19">13</text:span>.<text:span text:style-name="T19">3</text:span>.201<text:span text:style-name="T3">9</text:span></text:p>
      <text:p text:style-name="P1"/>
      <text:p text:style-name="P21">Section 1 – Introduction</text:p>
      <text:p text:style-name="P2"/>
      <text:p text:style-name="P10">As the computation of the characteristic polynomial of huge matrices is looking ever more tractable, attention must turn to what we can do with these polynomials once they have been computed. <text:s/>Our next step is almost certainly to factorize them into irreducible factors - a subject that has been well-studied.</text:p>
      <text:p text:style-name="P10"/>
      <text:p text:style-name="P10">The routine determination of peak-words and summit-words seems to require that we can factorize the characteristic polynomial of group algebra elements, following Holt/Rees [1994]. <text:s/>More generally, the factorization of the characteristic polynomial of condensation algebra elements looks like a promising way to reduce the work needed to determine the structure of these algebras, especially as the characteristic polynomial of huge matrices is looking ever more tractable. <text:s/>On a more mundane note, the routine computation of Brauer characters requires us to be able to handle <text:span text:style-name="T18">the charactaristic polynomial for this purpose.</text:span></text:p>
      <text:p text:style-name="P10"/>
      <text:p text:style-name="P3">This document <text:span text:style-name="T3">is an initial design document on the provision of polynomial arithmetic into meataxe64, aiming eventually to introduce four main functions - multiplication, long division, greatest common divisor, and multiplication modulo a "constant" polynomial - one that needs preparation for. <text:s/></text:span></text:p>
      <text:p text:style-name="P4"/>
      <text:p text:style-name="P5">Initially the idea is to use DPaste to multiply by X, and then to use this, along with DUnpak and DSMad to perform polynomial arithmetic. <text:s/>Long division and GCD will proceed using DUnpak and DSMad, and multiplication modulo a prepared polynomial will probably not be implemented at all.</text:p>
      <text:p text:style-name="P5"/>
      <text:p text:style-name="P5">A polynomial will be held as a little-endian vector in Dfmt, with the DSPACE being used to specify the length of the vector for use with those functions (DUnpak, DPaste, DSMad and probably others) that are more generally used for vector and matrix arithmetic. <text:s/>The polynomial functions, however, need working storage also, and<text:span text:style-name="T4"> this </text:span>is allocated "at the end" of the vector, so that working "registers" are <text:span text:style-name="T19">considerably</text:span> longer than the<text:span text:style-name="T19">y</text:span> need to be to simply hold the answer, and the extra space used as working storage.<text:span text:style-name="T4"> <text:s/>It is expected that a typical program allocates a handful of these registers, which are always used to hold the answer, and that the data is moved to more conservatively sized registers if such conservatism becomes necessary - probably to make better use of cache.</text:span></text:p>
      <text:p text:style-name="P5"/>
      <text:p text:style-name="P5">Later optimizations include the use of Karatsuba in polynomial multiplication, the use of the half-GCD methods in GCD and (I believe) in long division also. <text:s/>I think <text:soft-page-break/>a<text:span text:style-name="T19">ls</text:span>o that Montgomery/Barrett methods are applicable to doing appreciable work modulo a particular polynomial, but that will probably come <text:span text:style-name="T19">yet </text:span>later.</text:p>
      <text:p text:style-name="P5"/>
      <text:p text:style-name="P8">As the routines frequently use FIELD routines also used for vectors, the degree of the polynomial is never used - instead the number of coefficient<text:span text:style-name="T19">s</text:span> NoCoeff is used throughout, which is one more than the degree. <text:s/>This has the added advantage that the zero polynomial (NoCoeff=0) is readily distinguished from a nonzero constant one (NoCoeff=1), and <text:span text:style-name="T19">that NoCoeff </text:span>can be used directly with DSSet without change.</text:p>
      <text:p text:style-name="P5"/>
      <text:p text:style-name="P22">Section <text:span text:style-name="T4">2</text:span> – <text:span text:style-name="T4">Prototypes and initial implementation.</text:span></text:p>
      <text:p text:style-name="P7"/>
      <text:p text:style-name="P6"><text:span text:style-name="T1">uint64_t PolySize(</text:span><text:span text:style-name="T2">DSPACE * ds)</text:span> returns the number of bytes needed for a "register" to hold the result of an operation where the maximum <text:span text:style-name="T16">NoCoeff </text:span>of a polynomial <text:span text:style-name="T16">is the "noc" field of the set DSPACE. </text:span><text:s/>DSSet is used<text:span text:style-name="T16"> to set the DSPACE with NoCoeff as the dimension.</text:span></text:p>
      <text:p text:style-name="P6"><text:span text:style-name="T13">Initial Implementation.</text:span><text:span text:style-name="T5"> <text:s/>This routine will return probably ten times the size that DSSet would return until a more conservative, stable result can be known.</text:span></text:p>
      <text:p text:style-name="P24"><text:span text:style-name="T15">Medium term ideas.</text:span><text:span text:style-name="T10"> <text:s/></text:span><text:span text:style-name="T5">This routine is also required to ensure that the size is suitably far from a power of two to make cache usage good</text:span><text:span text:style-name="T10">, probably involving the golden ratio 1.618... = [1+sqrt(5)]/2</text:span><text:span text:style-name="T11">. <text:s/>There may later be more conservative routines to specify the size for restricted purposes - the PolySize makes it big enough for </text:span><text:span text:style-name="T12">all</text:span><text:span text:style-name="T8"> purposes!</text:span></text:p>
      <text:p text:style-name="P14"/>
      <text:p text:style-name="P9"><text:span text:style-name="T5">In the next three routines, <text:s/>the function is performed on the two input </text:span><text:span text:style-name="T6">polynomials p1 and p2 (in "spaces" ds1 and ds2) putting the result in p3</text:span><text:span text:style-name="T8">, which must be large enough. <text:s/>Th</text:span><text:span text:style-name="T6">e NoCoeff of the result is returned. <text:s/>The NoCoeff set in ds1 and ds2 may be larger than necessary, but the returned product NoCoeff will be correct. </text:span></text:p>
      <text:p text:style-name="P14"/>
      <text:p text:style-name="P11"><text:span text:style-name="T5">uint64_t Poly</text:span><text:span text:style-name="T9">Mul</text:span><text:span text:style-name="T5">(DSPACE * ds1, Dfmt * p1, DSPACE * ds2, Dfmt * p2,</text:span></text:p>
      <text:p text:style-name="P15"><text:s text:c="34"/>Dfmt * p3)</text:p>
      <text:p text:style-name="P17">To calculate the product of the two polynomials p1 and p2 putting the result in p3.</text:p>
      <text:p text:style-name="P13"><text:span text:style-name="T17">Initial Implementation.</text:span><text:span text:style-name="T6"> <text:s/>This will use the working space off the end of p3 to do DPaste of p1 and then DSMad of that into the answer at the front of p3.</text:span></text:p>
      <text:p text:style-name="P26"><text:span text:style-name="T14">Medium term ideas.</text:span><text:span text:style-name="T6"> <text:s/>Karatsuba should be used for large polynomial multiplications.</text:span></text:p>
      <text:p text:style-name="P17"/>
      <text:p text:style-name="P16">uint64_t PolyGCD(DSPACE * ds1, Dfmt * p1, DSPACE * ds2, Dfmt * p2,</text:p>
      <text:p text:style-name="P16"><text:s text:c="34"/>Dfmt * p3)</text:p>
      <text:p text:style-name="P17">To calculate the GCD of the two polynomials p1 and p2 putting the result in p3. <text:s/>The returned polynomial will be monic, though the input polynomials are not required to be.</text:p>
      <text:p text:style-name="P13"><text:span text:style-name="T14">Initial Implementation.</text:span><text:span text:style-name="T6"> <text:s/>Copies of p1 and p2 are made in the working storage off the end of p3, and then multiples by suitable powers of X made using DPaste into yet further working storage for subtraction off the copies, until the result is zero. <text:s/>The answer is then moved to its correct position.</text:span></text:p>
      <text:p text:style-name="P17"/>
      <text:p text:style-name="P11"><text:span text:style-name="T5">uint64_t Poly</text:span><text:span text:style-name="T9">Div</text:span><text:span text:style-name="T5">(DSPACE * ds1, Dfmt * p1, DSPACE * ds2, Dfmt * p2,</text:span></text:p>
      <text:p text:style-name="P11"><text:span text:style-name="T5"><text:s text:c="34"/>Dfmt * </text:span><text:span text:style-name="T9">q</text:span><text:span text:style-name="T5">3</text:span><text:span text:style-name="T9">, Dfmt r3</text:span><text:span text:style-name="T5">)</text:span></text:p>
      <text:p text:style-name="P12"><text:span text:style-name="T6">To calculate the quotient of the two polynomials q3 = p1 / p2 remainder r3. </text:span><text:span text:style-name="T7"><text:s/>I am </text:span><text:soft-page-break/><text:span text:style-name="T7">unclear at this stage which degree is returned, and we may require that p2 is monic.</text:span></text:p>
      <text:p text:style-name="P13"><text:span text:style-name="T14">Initial Implementation.</text:span><text:span text:style-name="T6"> <text:s/>A copy of p1 is made to r3, and then (using storage off the end of (say) q3) DPaste is used to multiply p2 by powers of X and the DSMad used to subtract it from r3 until the degree of r3 is less than that of p2. <text:s/>The quotient is maintained in q3 as we 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3-13T19:21:58.106971261</dc:date>
    <meta:editing-duration>P1DT2H38M3S</meta:editing-duration>
    <meta:editing-cycles>164</meta:editing-cycles>
    <meta:generator>LibreOffice/5.1.6.2$Linux_X86_64 LibreOffice_project/10m0$Build-2</meta:generator>
    <meta:print-date>2017-10-29T12:03:00.961053634</meta:print-date>
    <meta:document-statistic meta:table-count="0" meta:image-count="0" meta:object-count="0" meta:page-count="3" meta:paragraph-count="29" meta:word-count="963" meta:character-count="5809" meta:non-whitespace-character-count="4745"/>
  </office:meta>
</office:document-meta>
</file>